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P1" style:family="paragraph" style:parent-style-name="Standard">
      <style:text-properties fo:color="#006699"/>
    </style:style>
    <style:style style:name="P2" style:family="paragraph" style:parent-style-name="Standard">
      <style:text-properties fo:color="#006699" fo:font-size="36pt" style:font-size-asian="36pt" style:font-size-complex="36pt"/>
    </style:style>
    <style:style style:name="P3" style:family="paragraph" style:parent-style-name="Standard">
      <style:text-properties fo:color="#006699" fo:font-size="20pt" style:font-size-asian="20pt" style:font-size-complex="20pt"/>
    </style:style>
    <style:style style:name="P4" style:family="paragraph" style:parent-style-name="Standard">
      <style:text-properties fo:font-size="36pt" style:font-size-asian="36pt" style:font-size-complex="36pt"/>
    </style:style>
    <style:style style:name="P5" style:family="paragraph" style:parent-style-name="Standard">
      <style:text-properties fo:font-size="20pt" fo:font-weight="bold" style:font-size-asian="20pt" style:font-weight-asian="bold" style:font-size-complex="20pt" style:font-weight-complex="bold"/>
    </style:style>
    <style:style style:name="P6" style:family="paragraph" style:parent-style-name="Standard">
      <style:text-properties fo:color="#000099"/>
    </style:style>
    <style:style style:name="P7" style:family="paragraph" style:parent-style-name="Standard">
      <style:text-properties fo:font-size="12pt" style:font-size-asian="12pt" style:font-size-complex="12pt"/>
    </style:style>
    <style:style style:name="P8" style:family="paragraph" style:parent-style-name="Standard">
      <style:text-properties fo:color="#006666" fo:font-size="20pt" style:font-size-asian="20pt" style:font-size-complex="20pt"/>
    </style:style>
    <style:style style:name="P9" style:family="paragraph" style:parent-style-name="Standard">
      <style:text-properties fo:color="#0066cc"/>
    </style:style>
    <style:style style:name="P10" style:family="paragraph" style:parent-style-name="Standard">
      <style:text-properties fo:color="#0066cc" fo:font-size="20pt" style:font-size-asian="20pt" style:font-size-complex="20pt"/>
    </style:style>
    <style:style style:name="P11" style:family="paragraph" style:parent-style-name="Standard" style:list-style-name="L3">
      <style:text-properties fo:color="#0066cc" fo:font-size="20pt" style:font-size-asian="20pt" style:font-size-complex="20pt"/>
    </style:style>
    <style:style style:name="P12" style:family="paragraph" style:parent-style-name="Standard">
      <style:text-properties fo:color="#0066cc" fo:font-size="20pt" fo:font-weight="bold" style:font-size-asian="20pt" style:font-weight-asian="bold" style:font-size-complex="20pt" style:font-weight-complex="bold"/>
    </style:style>
    <style:style style:name="P13" style:family="paragraph" style:parent-style-name="Standard">
      <style:text-properties fo:color="#0066cc" fo:font-weight="bold" style:font-weight-asian="bold" style:font-weight-complex="bold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color="#006699"/>
    </style:style>
    <style:style style:name="T3" style:family="text">
      <style:text-properties fo:color="#006699" fo:font-size="36pt" style:font-size-asian="36pt" style:font-size-complex="36pt"/>
    </style:style>
    <style:style style:name="T4" style:family="text">
      <style:text-properties fo:color="#006699" fo:font-size="20pt" style:font-size-asian="20pt" style:font-size-complex="20pt"/>
    </style:style>
    <style:style style:name="T5" style:family="text">
      <style:text-properties fo:color="#006699" fo:font-size="48pt" style:font-size-asian="48pt" style:font-size-complex="48pt"/>
    </style:style>
    <style:style style:name="T6" style:family="text">
      <style:text-properties fo:color="#3399ff"/>
    </style:style>
    <style:style style:name="T7" style:family="text">
      <style:text-properties fo:color="#3399ff" fo:font-size="20pt" style:font-size-asian="20pt" style:font-size-complex="20pt"/>
    </style:style>
    <style:style style:name="T8" style:family="text">
      <style:text-properties fo:color="#3399ff" fo:font-size="36pt" style:font-size-asian="36pt" style:font-size-complex="36pt"/>
    </style:style>
    <style:style style:name="T9" style:family="text">
      <style:text-properties fo:font-size="20pt" style:font-size-asian="20pt" style:font-size-complex="20pt"/>
    </style:style>
    <style:style style:name="T10" style:family="text">
      <style:text-properties fo:color="#3333ff"/>
    </style:style>
    <style:style style:name="T11" style:family="text">
      <style:text-properties fo:color="#3333ff" fo:font-size="36pt" style:font-size-asian="36pt" style:font-size-complex="36pt"/>
    </style:style>
    <style:style style:name="T12" style:family="text">
      <style:text-properties fo:color="#3333ff" fo:font-size="20pt" style:font-size-asian="20pt" style:font-size-complex="20pt"/>
    </style:style>
    <style:style style:name="T13" style:family="text">
      <style:text-properties fo:font-size="28pt" style:font-size-asian="28pt" style:font-size-complex="28pt"/>
    </style:style>
    <style:style style:name="T14" style:family="text">
      <style:text-properties fo:color="#000099"/>
    </style:style>
    <style:style style:name="T15" style:family="text">
      <style:text-properties fo:color="#000099" fo:font-size="48pt" style:font-size-asian="48pt" style:font-size-complex="48pt"/>
    </style:style>
    <style:style style:name="T16" style:family="text">
      <style:text-properties fo:color="#000099" fo:font-size="36pt" style:font-size-asian="36pt" style:font-size-complex="36pt"/>
    </style:style>
    <style:style style:name="T17" style:family="text">
      <style:text-properties fo:color="#0066cc"/>
    </style:style>
    <style:style style:name="fr1" style:family="graphic" style:parent-style-name="Graphics">
      <style:graphic-properties fo:margin-left="0cm" fo:margin-right="0cm" fo:margin-top="2.778cm" fo:margin-bottom="0cm" style:vertical-pos="from-top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2.196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13"><text:tab/><text:tab/><text:tab/></text:span><text:span text:style-name="T15">Quad Trees</text:span></text:p>
      <text:p text:style-name="P7"><text:span text:style-name="T2"/></text:p>
      <text:p text:style-name="P10">By Alan Solitar</text:p>
      <text:p text:style-name="Standard"/>
      <text:p text:style-name="Standard"/>
      <text:p text:style-name="Standard"><draw:frame draw:style-name="fr2" draw:name="graphics3" text:anchor-type="as-char" svg:width="16.448cm" svg:height="13.229cm" draw:z-index="1"><draw:image xlink:href="https://www.leftronic.com/wp-content/uploads/2014/04/Quadtree-blog-post2.png" xlink:type="simple" xlink:show="embed" xlink:actuate="onLoad"/></draw:frame> 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<text:tab/><text:tab/><text:span text:style-name="T16">What Are Quad Trees?</text:span></text:p>
      <text:p text:style-name="P1"/>
      <text:p text:style-name="P10">-Tree Data structure used to represent/partition space</text:p>
      <text:p text:style-name="P10"/>
      <text:p text:style-name="P10">-root will represent the entire space</text:p>
      <text:p text:style-name="P10"/>
      <text:p text:style-name="P10">-In general – each node will have either 4 or 0 children</text:p>
      <text:p text:style-name="P10"/>
      <text:p text:style-name="P10">-General process – split area into 4 quadrants recursively</text:p>
      <text:p text:style-name="Standard"/>
      <text:p text:style-name="Standard"><draw:frame draw:style-name="fr1" draw:name="graphics1" text:anchor-type="as-char" svg:y="-16.025cm" svg:width="15.891cm" svg:height="9.252cm" draw:z-index="0"><draw:image xlink:href="http://static.notdot.net/uploads/quadtree.png" xlink:type="simple" xlink:show="embed" xlink:actuate="onLoad"/></draw:frame></text:p>
      <text:p text:style-name="Standard"/>
      <text:p text:style-name="Standard"><text:soft-page-break/></text:p>
      <text:p text:style-name="Standard"/>
      <text:p text:style-name="Standard"/>
      <text:p text:style-name="P2"><text:tab/><text:tab/><text:tab/><text:span text:style-name="T14">Region Quad Tree</text:span></text:p>
      <text:p text:style-name="P10">-root is entire space</text:p>
      <text:p text:style-name="P10"/>
      <text:p text:style-name="P10">-4 or 0 children per node</text:p>
      <text:p text:style-name="P10"/>
      <text:p text:style-name="P9"><text:span text:style-name="T9">-Objects are stored in the leafs</text:span></text:p>
      <text:p text:style-name="P9"><text:span text:style-name="T9"/></text:p>
      <text:p text:style-name="P9"><text:span text:style-name="T9">-Objects in between regions can be stored in parent or as duplicates</text:span></text:p>
      <text:p text:style-name="P9"><text:span text:style-name="T9"/></text:p>
      <text:p text:style-name="Standard"><text:span text:style-name="T7"/></text:p>
      <text:p text:style-name="Standard"><text:span text:style-name="T7"/></text:p>
      <text:p text:style-name="Standard"><text:span text:style-name="T7"/></text:p>
      <text:p text:style-name="Standard"><text:span text:style-name="T7"/></text:p>
      <text:p text:style-name="Standard"><text:span text:style-name="T7"/></text:p>
      <text:p text:style-name="Standard"><text:span text:style-name="T7"/></text:p>
      <text:p text:style-name="Standard"><text:span text:style-name="T7"/></text:p>
      <text:p text:style-name="Standard"><text:span text:style-name="T7"/></text:p>
      <text:p text:style-name="Standard"><text:span text:style-name="T7"/></text:p>
      <text:p text:style-name="Standard"><text:span text:style-name="T7"/></text:p>
      <text:p text:style-name="Standard"><text:span text:style-name="T7"/></text:p>
      <text:p text:style-name="Standard"><text:span text:style-name="T7"/></text:p>
      <text:p text:style-name="Standard"><text:span text:style-name="T7"/></text:p>
      <text:p text:style-name="Standard"><text:span text:style-name="T7"/></text:p>
      <text:p text:style-name="Standard"><text:span text:style-name="T7"/></text:p>
      <text:p text:style-name="Standard"><text:span text:style-name="T7"/></text:p>
      <text:p text:style-name="Standard"><text:span text:style-name="T7"/></text:p>
      <text:p text:style-name="Standard"><text:span text:style-name="T7"/></text:p>
      <text:p text:style-name="Standard"><text:span text:style-name="T7"/></text:p>
      <text:p text:style-name="Standard"><text:soft-page-break/><text:span text:style-name="T7"/></text:p>
      <text:p text:style-name="Standard"><text:span text:style-name="T7"><text:tab/><text:tab/><text:tab/><text:tab/></text:span><text:span text:style-name="T16">Operations:</text:span></text:p>
      <text:p text:style-name="Standard"><text:span text:style-name="T7"/></text:p>
      <text:p text:style-name="P12">Query</text:p>
      <text:p text:style-name="P5"><text:span text:style-name="T6"/></text:p>
      <text:p text:style-name="P10">-O(h) for traversal</text:p>
      <text:p text:style-name="P10"/>
      <text:p text:style-name="P10">-(n+h) worst case for points – all points may be in same quadrant</text:p>
      <text:p text:style-name="Standard"/>
      <text:p text:style-name="P12">Insertion</text:p>
      <text:p text:style-name="P5"><text:span text:style-name="T10"/></text:p>
      <text:p text:style-name="P10">-From root - traverse through quadrants which hold the point. If leaf, add <text:s/>point to list of points – O(h)</text:p>
      <text:p text:style-name="P10"/>
      <text:p text:style-name="P10">-If you exceed some number of points, split the leaf into quadrants and redistribute the points</text:p>
      <text:p text:style-name="Standard"/>
      <text:p text:style-name="P13"><text:span text:style-name="T9">Checking Neighbors</text:span></text:p>
      <text:p text:style-name="P13"><text:span text:style-name="T9"/></text:p>
      <text:p text:style-name="P10">-There will be times when you need to check the neighbors of a node</text:p>
      <text:p text:style-name="P10"/>
      <text:p text:style-name="P3"><text:span text:style-name="T17">-very simple – traverse up until you find a common ancestor, then traverse back down</text:span> 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text:tab/><text:tab/><text:tab/><text:tab/><text:span text:style-name="T16">Application 1:</text:span></text:p>
      <text:p text:style-name="P6"><text:tab/><text:tab/><text:tab/><text:span text:style-name="T1">Collision Detection</text:span></text:p>
      <text:p text:style-name="P10">-Used in games or in simulations (particle collision)</text:p>
      <text:p text:style-name="P10">-Can be used in any dimension – nodes have 2^d pointers</text:p>
      <text:p text:style-name="P10">-example: 3D – 8 pointers (octo tree)</text:p>
      <text:p text:style-name="P3"/>
      <text:p text:style-name="P8">How to do it:</text:p>
      <text:p text:style-name="P10">-Traverse to leaf the same as in insert</text:p>
      <text:p text:style-name="P10">-Run collission detection algorithm for all points in that quadrant</text:p>
      <text:p text:style-name="P10"/>
      <text:p text:style-name="P10">-If storing duplicates – need outside structure</text:p>
      <text:p text:style-name="P10"/>
      <text:p text:style-name="P10">-Why this structure is good for collision detection?</text:p>
      <text:list xml:id="list3546618969490844376" text:style-name="L3">
        <text:list-item>
          <text:p text:style-name="P11">with the way we partition the space, we don't have to run a costly collision algorithm on objects that can't possibly collide</text:p>
        </text:list-item>
      </text:list>
      <text:p text:style-name="P1"/>
      <text:p text:style-name="Standard"><text:a xlink:type="simple" xlink:href="https://www.youtube.com/watch?v=TJzq_kjtGTc" text:style-name="Internet_20_link" text:visited-style-name="Visited_20_Internet_20_Link">Collission Video</text:a><text:span text:style-name="T4"> </text:span></text:p>
      <text:p text:style-name="Standard"><text:a xlink:type="simple" xlink:href="https://www.youtube.com/watch?v=fuexOsLOfl0" text:style-name="Internet_20_link" text:visited-style-name="Visited_20_Internet_20_Link">Collission Video2</text:a><text:span text:style-name="T4"> </text:span></text:p>
      <text:p text:style-name="P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text:tab/><text:tab/><text:span text:style-name="T16">Application 2: Image</text:span></text:p>
      <text:p text:style-name="P4"/>
      <text:p text:style-name="P10">-Can be used to represent an image where the length and width must be powers of two</text:p>
      <text:p text:style-name="P10">-root is entire image</text:p>
      <text:p text:style-name="P9"><text:span text:style-name="T9">-you keep splitting until you reach leaf nodes that only contains 0's or 1's</text:span></text:p>
      <text:p text:style-name="Standard"><draw:frame draw:style-name="fr3" draw:name="graphics2" text:anchor-type="as-char" svg:width="16.261cm" svg:height="12.065cm" draw:z-index="2"><draw:image xlink:href="http://news.povray.org/povray.binaries.images/attachment/%3Ck2p3709vo79hm3concehbm302l7n29io6l@4ax.com%3E/quadtree_dobbs.png?ttop=365492&amp;toff=4750" xlink:type="simple" xlink:show="embed" xlink:actuate="onLoad"/></draw:frame> 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text:tab/><text:tab/><text:tab/><text:tab/><text:tab/></text:p>
      <text:p text:style-name="Standard"><text:tab/><text:tab/><text:tab/><text:span text:style-name="T16">Other Types:</text:span></text:p>
      <text:p text:style-name="Standard"/>
      <text:p text:style-name="P12">PR Quad Tree</text:p>
      <text:p text:style-name="P10">-very similar to a binary tree</text:p>
      <text:p text:style-name="P10">-Balanced – H = log4n</text:p>
      <text:p text:style-name="P10">- instead of “left” and “right”, “NW”, “NE”, “SW”, “SE”</text:p>
      <text:p text:style-name="P10">-Divide into quadrants until each quadrant holds at most 1 point</text:p>
      <text:p text:style-name="P10"/>
      <text:p text:style-name="P10"/>
      <text:p text:style-name="P12">Edge Quad Tree</text:p>
      <text:p text:style-name="P10">-stores lines instead of points</text:p>
      <text:p text:style-name="P10"/>
      <text:p text:style-name="P12">Others</text:p>
      <text:p text:style-name="P10">-There are also many other types such as PM quad trees, MX quad trees, etc...</text:p>
      <text:p text:style-name="P3"/>
      <text:p text:style-name="P3"/>
      <text:p text:style-name="P3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P4"/>
      <text:p text:style-name="P4"><text:tab/><text:tab/><text:span text:style-name="T14">Thank you for listening</text:span></text:p>
      <text:p text:style-name="P4"/>
      <text:p text:style-name="P4"/>
      <text:p text:style-name="Standard"/>
      <text:p text:style-name="Standard"><text:tab/><text:tab/><text:tab/><text:tab/><text:span text:style-name="T2"><text:tab/></text:span><text:span text:style-name="T16">Sources:</text:span></text:p>
      <text:p text:style-name="Standard"/>
      <text:p text:style-name="Standard"/>
      <text:p text:style-name="Standard"/>
      <text:p text:style-name="P12">Text</text:p>
      <text:p text:style-name="Standard"><text:a xlink:type="simple" xlink:href="https://www.cs.umd.edu/class/spring2008/cmsc420/L17-18.QuadTrees.pdf" text:style-name="Internet_20_link" text:visited-style-name="Visited_20_Internet_20_Link">https://www.cs.umd.edu/class/spring2008/cmsc420/L17-18.QuadTrees.pdf</text:a></text:p>
      <text:p text:style-name="Standard"><text:a xlink:type="simple" xlink:href="http://blog.notdot.net/2009/11/Damn-Cool-Algorithms-Spatial-indexing-with-Quadtrees-and-Hilbert-Curves" text:style-name="Internet_20_link" text:visited-style-name="Visited_20_Internet_20_Link">http://blog.notdot.net/2009/11/Damn-Cool-Algorithms-Spatial-indexing-with-Quadtrees-and-Hilbert-Curves</text:a></text:p>
      <text:p text:style-name="Standard"><text:a xlink:type="simple" xlink:href="https://en.wikipedia.org/wiki/Quadtree#The_region_quadtree" text:style-name="Internet_20_link" text:visited-style-name="Visited_20_Internet_20_Link">https://en.wikipedia.org/wiki/Quadtree#The_region_quadtree</text:a></text:p>
      <text:p text:style-name="Standard"><text:a xlink:type="simple" xlink:href="https://wiki.cs.umd.edu/cmsc420/index.php?title=PR_Quadtree" text:style-name="Internet_20_link" text:visited-style-name="Visited_20_Internet_20_Link">https://wiki.cs.umd.edu/cmsc420/index.php?title=PR_Quadtree</text:a></text:p>
      <text:p text:style-name="Standard">http://stackoverflow.com/questions/4981866/quadtree-for-2d-collision-detection</text:p>
      <text:p text:style-name="Standard"/>
      <text:p text:style-name="P12">Videos</text:p>
      <text:p text:style-name="Standard"><text:a xlink:type="simple" xlink:href="https://www.youtube.com/watch?v=7JNsP_vgvp0" text:style-name="Internet_20_link" text:visited-style-name="Visited_20_Internet_20_Link">https://www.youtube.com/watch?v=7JNsP_vgvp0</text:a></text:p>
      <text:p text:style-name="Standard"><text:a xlink:type="simple" xlink:href="https://www.youtube.com/watch?v=fuexOsLOfl0" text:style-name="Internet_20_link" text:visited-style-name="Visited_20_Internet_20_Link">https://www.youtube.com/watch?v=fuexOsLOfl0</text:a></text:p>
      <text:p text:style-name="Standard"/>
      <text:p text:style-name="P12">Pictures</text:p>
      <text:p text:style-name="Standard"><text:a xlink:type="simple" xlink:href="http://static.notdot.net/uploads/quadtree.png" text:style-name="Internet_20_link" text:visited-style-name="Visited_20_Internet_20_Link">http://static.notdot.net/uploads/quadtree.png</text:a></text:p>
      <text:p text:style-name="Standard"><text:a xlink:type="simple" xlink:href="http://news.povray.org/povray.binaries.images/attachment/%3Ck2p3709vo79hm3concehbm302l7n29io6l@4ax.com%3E/quadtree_dobbs.png?ttop=365492&amp;toff=4750" text:style-name="Internet_20_link" text:visited-style-name="Visited_20_Internet_20_Link">http://news.povray.org/povray.binaries.images/attachment/%3Ck2p3709vo79hm3concehbm302l7n29io6l@4ax.com%3E/quadtree_dobbs.png?ttop=365492&amp;toff=4750</text:a> </text:p>
      <text:p text:style-name="Standard"><text:a xlink:type="simple" xlink:href="https://www.leftronic.com/wp-content/uploads/2014/04/Quadtree-blog-post2.png" text:style-name="Internet_20_link" text:visited-style-name="Visited_20_Internet_20_Link">https://www.leftronic.com/wp-content/uploads/2014/04/Quadtree-blog-post2.png</text:a> </text:p>
      <text:p text:style-name="Standard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lan Solitar</meta:initial-creator>
    <meta:creation-date>2016-05-01T16:02:29.49</meta:creation-date>
    <dc:date>2016-05-04T17:32:11.42</dc:date>
    <dc:creator>Alan Solitar</dc:creator>
    <meta:editing-duration>PT9H40M35S</meta:editing-duration>
    <meta:editing-cycles>149</meta:editing-cycles>
    <meta:generator>OpenOffice/4.1.1$Win32 OpenOffice.org_project/411m6$Build-9775</meta:generator>
    <meta:document-statistic meta:table-count="0" meta:image-count="3" meta:object-count="0" meta:page-count="8" meta:paragraph-count="69" meta:word-count="371" meta:character-count="2782"/>
  </office:meta>
</office:document-meta>
</file>